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15%" fo:margin-top="0.353cm" fo:margin-bottom="0cm" style:writing-mode="lr-tb"/>
    </style:style>
    <style:style style:name="T1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_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2">
      <style:paragraph-properties fo:break-before="auto" fo:line-height="115%" fo:margin-top="0cm" fo:margin-bottom="0cm" style:writing-mode="lr-tb"/>
    </style:style>
    <style:style style:name="T3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P5" style:family="paragraph" style:parent-style-name="Heading_20_2">
      <style:paragraph-properties fo:break-before="auto" fo:line-height="115%" fo:margin-top="0cm" fo:margin-bottom="0cm" style:writing-mode="lr-tb"/>
    </style:style>
    <style:style style:name="T5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able1" style:family="table">
      <style:table-properties table:align="left" style:width="15.928cm" fo:margin-left="0cm"/>
    </style:style>
    <style:style style:name="Column1" style:family="table-column">
      <style:table-column-properties style:column-width="5.309cm"/>
    </style:style>
    <style:style style:name="Column2" style:family="table-column">
      <style:table-column-properties style:column-width="5.309cm"/>
    </style:style>
    <style:style style:name="Column3" style:family="table-column">
      <style:table-column-properties style:column-width="5.30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_1" style:family="text"/>
    <style:style style:name="T12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3" style:family="text"/>
    <style:style style:name="T12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5" style:family="text"/>
    <style:style style:name="T12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7" style:family="text"/>
    <style:style style:name="T12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9" style:family="text"/>
    <style:style style:name="T12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1" style:family="text"/>
    <style:style style:name="T12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3" style:family="text"/>
    <style:style style:name="T12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5" style:family="text"/>
    <style:style style:name="T12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7" style:family="text"/>
    <style:style style:name="T12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_1" style:family="text"/>
    <style:style style:name="T15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3" style:family="text"/>
    <style:style style:name="T15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5" style:family="text"/>
    <style:style style:name="T15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7" style:family="text"/>
    <style:style style:name="T15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9" style:family="text"/>
    <style:style style:name="T15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11" style:family="text"/>
    <style:style style:name="T15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13" style:family="text"/>
    <style:style style:name="T15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15" style:family="text"/>
    <style:style style:name="T15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17" style:family="text"/>
    <style:style style:name="T15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_1" style:family="text"/>
    <style:style style:name="T18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3" style:family="text"/>
    <style:style style:name="T18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5" style:family="text"/>
    <style:style style:name="T18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7" style:family="text"/>
    <style:style style:name="T18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9" style:family="text"/>
    <style:style style:name="T18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1" style:family="text"/>
    <style:style style:name="T18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3" style:family="text"/>
    <style:style style:name="T18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5" style:family="text"/>
    <style:style style:name="T18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7" style:family="text"/>
    <style:style style:name="T18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_1" style:family="text"/>
    <style:style style:name="T21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3" style:family="text"/>
    <style:style style:name="T21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5" style:family="text"/>
    <style:style style:name="T21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_1" style:family="text"/>
    <style:style style:name="T2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3" style:family="text"/>
    <style:style style:name="T2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5" style:family="text"/>
    <style:style style:name="T2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/>
    <style:style style:name="T27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3" style:family="text"/>
    <style:style style:name="T27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5" style:family="text"/>
    <style:style style:name="T27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/>
    <style:style style:name="T31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1_3" style:family="text"/>
    <style:style style:name="T31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1_5" style:family="text"/>
    <style:style style:name="T31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1_7" style:family="text"/>
    <style:style style:name="T31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Heading_20_2">
      <style:paragraph-properties fo:break-before="auto" fo:line-height="115%" fo:margin-top="0cm" fo:margin-bottom="0cm" style:writing-mode="lr-tb"/>
    </style:style>
    <style:style style:name="T33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3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3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3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3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able2" style:family="table">
      <style:table-properties table:align="left" style:width="15.928cm" fo:margin-left="0cm"/>
    </style:style>
    <style:style style:name="Column4" style:family="table-column">
      <style:table-column-properties style:column-width="5.309cm"/>
    </style:style>
    <style:style style:name="Column5" style:family="table-column">
      <style:table-column-properties style:column-width="5.309cm"/>
    </style:style>
    <style:style style:name="Column6" style:family="table-column">
      <style:table-column-properties style:column-width="5.309cm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/>
    <style:style style:name="T40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3" style:family="text"/>
    <style:style style:name="T40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5" style:family="text"/>
    <style:style style:name="T40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/>
    <style:style style:name="T43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3" style:family="text"/>
    <style:style style:name="T43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5" style:family="text"/>
    <style:style style:name="T43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/>
    <style:style style:name="T46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3" style:family="text"/>
    <style:style style:name="T46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5" style:family="text"/>
    <style:style style:name="T46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7" style:family="text"/>
    <style:style style:name="T46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9" style:family="text"/>
    <style:style style:name="T46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7" style:family="paragraph" style:parent-style-name="Heading_20_1">
      <style:paragraph-properties fo:break-before="auto" fo:line-height="115%" fo:margin-top="0cm" fo:margin-bottom="0cm" style:writing-mode="lr-tb"/>
    </style:style>
    <style:style style:name="T47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P49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5.924cm" fo:margin-left="0cm"/>
    </style:style>
    <style:style style:name="Column7" style:family="table-column">
      <style:table-column-properties style:column-width="7.962cm"/>
    </style:style>
    <style:style style:name="Column8" style:family="table-column">
      <style:table-column-properties style:column-width="7.962cm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P58" style:family="paragraph" style:parent-style-name="Heading_20_2">
      <style:paragraph-properties fo:break-before="auto" fo:line-height="115%" fo:margin-top="0cm" fo:margin-bottom="0cm" style:writing-mode="lr-tb"/>
    </style:style>
    <style:style style:name="T58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P61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5.924cm" fo:margin-left="0cm"/>
    </style:style>
    <style:style style:name="Column9" style:family="table-column">
      <style:table-column-properties style:column-width="7.962cm"/>
    </style:style>
    <style:style style:name="Column10" style:family="table-column">
      <style:table-column-properties style:column-width="7.962cm"/>
    </style:style>
    <style:style style:name="Row16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7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Heading_20_2">
      <style:paragraph-properties fo:break-before="auto" fo:line-height="115%" style:writing-mode="lr-tb"/>
    </style:style>
    <style:style style:name="T79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79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80" style:family="paragraph" style:parent-style-name="Standard">
      <style:paragraph-properties fo:break-before="auto" fo:text-indent="1.27cm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5.924cm" fo:margin-left="0cm"/>
    </style:style>
    <style:style style:name="Column11" style:family="table-column">
      <style:table-column-properties style:column-width="7.962cm"/>
    </style:style>
    <style:style style:name="Column12" style:family="table-column">
      <style:table-column-properties style:column-width="7.962cm"/>
    </style:style>
    <style:style style:name="Row23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4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text-indent="1.27cm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</office:automatic-styles>
  <office:body>
    <office:text>
      <text:h text:style-name="P1" text:outline-level="10"><text:bookmark-start text:name="h.yaxdw9cj0wcb"/><text:bookmark-end text:name="h.yaxdw9cj0wcb"/><text:span text:style-name="T1_1">Gerência</text:span><text:span text:style-name="T1_2"><text:s/></text:span><text:span text:style-name="T1_3">de</text:span><text:span text:style-name="T1_4"><text:s/></text:span><text:span text:style-name="T1_5">Configuração</text:span></text:h>
      <text:p text:style-name="P2"/>
      <text:list text:style-name="LS1" xml:id="list0">
        <text:list-item>
          <text:h text:style-name="P3" text:outline-level="10"><text:bookmark-start text:name="h.1qumrd3wkj5l"/><text:bookmark-end text:name="h.1qumrd3wkj5l"/><text:span text:style-name="T3_1">Introdução</text:span></text:h>
        </text:list-item>
      </text:list>
      <text:p text:style-name="P4"><text:span text:style-name="T4_1"><text:tab/><text:tab/></text:span><text:span text:style-name="T4_2">Este</text:span><text:span text:style-name="T4_3"><text:s/></text:span><text:span text:style-name="T4_4">documento</text:span><text:span text:style-name="T4_5"><text:s/></text:span><text:span text:style-name="T4_6">tem</text:span><text:span text:style-name="T4_7"><text:s/></text:span><text:span text:style-name="T4_8">como</text:span><text:span text:style-name="T4_9"><text:s/></text:span><text:span text:style-name="T4_10">objetivo</text:span><text:span text:style-name="T4_11"><text:s/></text:span><text:span text:style-name="T4_12">auxiliar</text:span><text:span text:style-name="T4_13"><text:s/></text:span><text:span text:style-name="T4_14">o</text:span><text:span text:style-name="T4_15"><text:s/></text:span><text:span text:style-name="T4_16">desenvolvimento</text:span><text:span text:style-name="T4_17"><text:s/></text:span><text:span text:style-name="T4_18">de</text:span><text:span text:style-name="T4_19"><text:s/></text:span><text:span text:style-name="T4_20">um</text:span><text:span text:style-name="T4_21"><text:s/></text:span><text:span text:style-name="T4_22">produto</text:span><text:span text:style-name="T4_23"><text:s/></text:span><text:span text:style-name="T4_24">de</text:span><text:span text:style-name="T4_25"><text:s/></text:span><text:span text:style-name="T4_26">software</text:span><text:span text:style-name="T4_27">.<text:s/></text:span><text:span text:style-name="T4_28">Especificando</text:span><text:span text:style-name="T4_29"><text:s/></text:span><text:span text:style-name="T4_30">as</text:span><text:span text:style-name="T4_31"><text:s/></text:span><text:span text:style-name="T4_32">ferramentas</text:span><text:span text:style-name="T4_33"><text:s/></text:span><text:span text:style-name="T4_34">e</text:span><text:span text:style-name="T4_35"><text:s/></text:span><text:span text:style-name="T4_36">os</text:span><text:span text:style-name="T4_37"><text:s/></text:span><text:span text:style-name="T4_38">artefatos</text:span><text:span text:style-name="T4_39"><text:s/></text:span><text:span text:style-name="T4_40">a</text:span><text:span text:style-name="T4_41"><text:s/></text:span><text:span text:style-name="T4_42">serem</text:span><text:span text:style-name="T4_43"><text:s/></text:span><text:span text:style-name="T4_44">armazenados</text:span><text:span text:style-name="T4_45"><text:s/></text:span><text:span text:style-name="T4_46">e</text:span><text:span text:style-name="T4_47"><text:s/></text:span><text:span text:style-name="T4_48">onde</text:span><text:span text:style-name="T4_49"><text:s/></text:span><text:span text:style-name="T4_50">armazená</text:span><text:span text:style-name="T4_51">-</text:span><text:span text:style-name="T4_52">los</text:span><text:span text:style-name="T4_53">.</text:span></text:p>
      <text:list text:style-name="LS1" xml:id="list1" text:continue-list="list0">
        <text:list-item>
          <text:h text:style-name="P5" text:outline-level="10"><text:bookmark-start text:name="h.ts271cnl6f6d"/><text:bookmark-end text:name="h.ts271cnl6f6d"/><text:span text:style-name="T5_1">Ferramentas</text:span><text:span text:style-name="T5_2"><text:s/></text:span><text:span text:style-name="T5_3">de</text:span><text:span text:style-name="T5_4"><text:s/></text:span><text:span text:style-name="T5_5">desenvolvimento</text:span></text:h>
        </text:list-item>
      </text:list>
      <text:p text:style-name="P6"><text:span text:style-name="T6_1"><text:tab/><text:tab/>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"><text:span text:style-name="T7_1">Nome</text:span></text:p>
          </table:table-cell>
          <table:table-cell table:style-name="Cell2">
            <text:p text:style-name="P8"><text:span text:style-name="T8_1">Finalidade</text:span></text:p>
          </table:table-cell>
          <table:table-cell table:style-name="Cell3">
            <text:p text:style-name="P9"><text:span text:style-name="T9_1">Local</text:span><text:span text:style-name="T9_2"><text:s/></text:span><text:span text:style-name="T9_3">de</text:span><text:span text:style-name="T9_4"><text:s/></text:span><text:span text:style-name="T9_5">acesso</text:span></text:p>
          </table:table-cell>
        </table:table-row>
        <table:table-row table:style-name="Row2">
          <table:table-cell table:style-name="Cell4">
            <text:p text:style-name="P10"><text:span text:style-name="T10_1">Ruby</text:span></text:p>
          </table:table-cell>
          <table:table-cell table:style-name="Cell5">
            <text:p text:style-name="P11"><text:span text:style-name="T11_1">Linguagem</text:span><text:span text:style-name="T11_2"><text:s/></text:span><text:span text:style-name="T11_3">de</text:span><text:span text:style-name="T11_4"><text:s/></text:span><text:span text:style-name="T11_5">programação</text:span><text:span text:style-name="T11_6"><text:s/></text:span><text:span text:style-name="T11_7">utilizada</text:span><text:span text:style-name="T11_8"><text:s/></text:span><text:span text:style-name="T11_9">no</text:span><text:span text:style-name="T11_10"><text:s/></text:span><text:span text:style-name="T11_11">projeto</text:span></text:p>
          </table:table-cell>
          <table:table-cell table:style-name="Cell6">
            <text:p text:style-name="P12"><text:span text:style-name="T12_1"><text:a xlink:type="simple" xlink:href="https://gorails.com/setup/ubuntu/14.04"><text:span text:style-name="T12_2">Tutorial</text:span></text:a></text:span><text:span text:style-name="T12_3"><text:a xlink:type="simple" xlink:href="https://gorails.com/setup/ubuntu/14.04"><text:span text:style-name="T12_4"><text:s/></text:span></text:a></text:span><text:span text:style-name="T12_5"><text:a xlink:type="simple" xlink:href="https://gorails.com/setup/ubuntu/14.04"><text:span text:style-name="T12_6">de</text:span></text:a></text:span><text:span text:style-name="T12_7"><text:a xlink:type="simple" xlink:href="https://gorails.com/setup/ubuntu/14.04"><text:span text:style-name="T12_8"><text:s/></text:span></text:a></text:span><text:span text:style-name="T12_9"><text:a xlink:type="simple" xlink:href="https://gorails.com/setup/ubuntu/14.04"><text:span text:style-name="T12_10">instalação</text:span></text:a></text:span><text:span text:style-name="T12_11"><text:a xlink:type="simple" xlink:href="https://gorails.com/setup/ubuntu/14.04"><text:span text:style-name="T12_12"><text:s/></text:span></text:a></text:span><text:span text:style-name="T12_13"><text:a xlink:type="simple" xlink:href="https://gorails.com/setup/ubuntu/14.04"><text:span text:style-name="T12_14">do</text:span></text:a></text:span><text:span text:style-name="T12_15"><text:a xlink:type="simple" xlink:href="https://gorails.com/setup/ubuntu/14.04"><text:span text:style-name="T12_16"><text:s/></text:span></text:a></text:span><text:span text:style-name="T12_17"><text:a xlink:type="simple" xlink:href="https://gorails.com/setup/ubuntu/14.04"><text:span text:style-name="T12_18">Ruby</text:span></text:a></text:span></text:p>
          </table:table-cell>
        </table:table-row>
        <table:table-row table:style-name="Row3">
          <table:table-cell table:style-name="Cell7">
            <text:p text:style-name="P13"><text:span text:style-name="T13_1">Rails</text:span></text:p>
          </table:table-cell>
          <table:table-cell table:style-name="Cell8">
            <text:p text:style-name="P14"><text:span text:style-name="T14_1">Framework</text:span><text:span text:style-name="T14_2"><text:s/></text:span><text:span text:style-name="T14_3">a</text:span><text:span text:style-name="T14_4"><text:s/></text:span><text:span text:style-name="T14_5">ser</text:span><text:span text:style-name="T14_6"><text:s/></text:span><text:span text:style-name="T14_7">utilizado</text:span><text:span text:style-name="T14_8"><text:s/></text:span><text:span text:style-name="T14_9">em</text:span><text:span text:style-name="T14_10"><text:s/></text:span><text:span text:style-name="T14_11">conjunto</text:span><text:span text:style-name="T14_12"><text:s/></text:span><text:span text:style-name="T14_13">do</text:span><text:span text:style-name="T14_14"><text:s/></text:span><text:span text:style-name="T14_15">Ruby</text:span></text:p>
          </table:table-cell>
          <table:table-cell table:style-name="Cell9">
            <text:p text:style-name="P15"><text:span text:style-name="T15_1"><text:a xlink:type="simple" xlink:href="https://gorails.com/setup/ubuntu/14.04"><text:span text:style-name="T15_2">Tutorial</text:span></text:a></text:span><text:span text:style-name="T15_3"><text:a xlink:type="simple" xlink:href="https://gorails.com/setup/ubuntu/14.04"><text:span text:style-name="T15_4"><text:s/></text:span></text:a></text:span><text:span text:style-name="T15_5"><text:a xlink:type="simple" xlink:href="https://gorails.com/setup/ubuntu/14.04"><text:span text:style-name="T15_6">de</text:span></text:a></text:span><text:span text:style-name="T15_7"><text:a xlink:type="simple" xlink:href="https://gorails.com/setup/ubuntu/14.04"><text:span text:style-name="T15_8"><text:s/></text:span></text:a></text:span><text:span text:style-name="T15_9"><text:a xlink:type="simple" xlink:href="https://gorails.com/setup/ubuntu/14.04"><text:span text:style-name="T15_10">instalação</text:span></text:a></text:span><text:span text:style-name="T15_11"><text:a xlink:type="simple" xlink:href="https://gorails.com/setup/ubuntu/14.04"><text:span text:style-name="T15_12"><text:s/></text:span></text:a></text:span><text:span text:style-name="T15_13"><text:a xlink:type="simple" xlink:href="https://gorails.com/setup/ubuntu/14.04"><text:span text:style-name="T15_14">do</text:span></text:a></text:span><text:span text:style-name="T15_15"><text:a xlink:type="simple" xlink:href="https://gorails.com/setup/ubuntu/14.04"><text:span text:style-name="T15_16"><text:s/></text:span></text:a></text:span><text:span text:style-name="T15_17"><text:a xlink:type="simple" xlink:href="https://gorails.com/setup/ubuntu/14.04"><text:span text:style-name="T15_18">Rails</text:span></text:a></text:span></text:p>
          </table:table-cell>
        </table:table-row>
        <table:table-row table:style-name="Row4">
          <table:table-cell table:style-name="Cell10">
            <text:p text:style-name="P16"><text:span text:style-name="T16_1">PostgreSQL</text:span></text:p>
          </table:table-cell>
          <table:table-cell table:style-name="Cell11">
            <text:p text:style-name="P17"><text:span text:style-name="T17_1">SGB</text:span><text:span text:style-name="T17_2"><text:s/></text:span><text:span text:style-name="T17_3">a</text:span><text:span text:style-name="T17_4"><text:s/></text:span><text:span text:style-name="T17_5">ser</text:span><text:span text:style-name="T17_6"><text:s/></text:span><text:span text:style-name="T17_7">utilizado</text:span><text:span text:style-name="T17_8"><text:s/></text:span><text:span text:style-name="T17_9">no</text:span><text:span text:style-name="T17_10"><text:s/></text:span><text:span text:style-name="T17_11">desenvolvimento</text:span><text:span text:style-name="T17_12"><text:s/></text:span><text:span text:style-name="T17_13">do</text:span><text:span text:style-name="T17_14"><text:s/></text:span><text:span text:style-name="T17_15">projeto</text:span></text:p>
          </table:table-cell>
          <table:table-cell table:style-name="Cell12">
            <text:p text:style-name="P18"><text:span text:style-name="T18_1"><text:a xlink:type="simple" xlink:href="https://gorails.com/setup/ubuntu/14.04"><text:span text:style-name="T18_2">Tutorial</text:span></text:a></text:span><text:span text:style-name="T18_3"><text:a xlink:type="simple" xlink:href="https://gorails.com/setup/ubuntu/14.04"><text:span text:style-name="T18_4"><text:s/></text:span></text:a></text:span><text:span text:style-name="T18_5"><text:a xlink:type="simple" xlink:href="https://gorails.com/setup/ubuntu/14.04"><text:span text:style-name="T18_6">de</text:span></text:a></text:span><text:span text:style-name="T18_7"><text:a xlink:type="simple" xlink:href="https://gorails.com/setup/ubuntu/14.04"><text:span text:style-name="T18_8"><text:s/></text:span></text:a></text:span><text:span text:style-name="T18_9"><text:a xlink:type="simple" xlink:href="https://gorails.com/setup/ubuntu/14.04"><text:span text:style-name="T18_10">instalação</text:span></text:a></text:span><text:span text:style-name="T18_11"><text:a xlink:type="simple" xlink:href="https://gorails.com/setup/ubuntu/14.04"><text:span text:style-name="T18_12"><text:s/></text:span></text:a></text:span><text:span text:style-name="T18_13"><text:a xlink:type="simple" xlink:href="https://gorails.com/setup/ubuntu/14.04"><text:span text:style-name="T18_14">do</text:span></text:a></text:span><text:span text:style-name="T18_15"><text:a xlink:type="simple" xlink:href="https://gorails.com/setup/ubuntu/14.04"><text:span text:style-name="T18_16"><text:s/></text:span></text:a></text:span><text:span text:style-name="T18_17"><text:a xlink:type="simple" xlink:href="https://gorails.com/setup/ubuntu/14.04"><text:span text:style-name="T18_18">PostgreSQL</text:span></text:a></text:span></text:p>
          </table:table-cell>
        </table:table-row>
        <table:table-row table:style-name="Row5">
          <table:table-cell table:style-name="Cell13">
            <text:p text:style-name="P19"><text:span text:style-name="T19_1">VMWare</text:span><text:span text:style-name="T19_2"><text:s/>(</text:span><text:span text:style-name="T19_3">Recomendado</text:span><text:span text:style-name="T19_4">)</text:span></text:p>
          </table:table-cell>
          <table:table-cell table:style-name="Cell14">
            <text:p text:style-name="P20"><text:span text:style-name="T20_1">É</text:span><text:span text:style-name="T20_2"><text:s/></text:span><text:span text:style-name="T20_3">recomendado</text:span><text:span text:style-name="T20_4"><text:s/></text:span><text:span text:style-name="T20_5">que</text:span><text:span text:style-name="T20_6"><text:s/></text:span><text:span text:style-name="T20_7">o</text:span><text:span text:style-name="T20_8"><text:s/></text:span><text:span text:style-name="T20_9">projeto</text:span><text:span text:style-name="T20_10"><text:s/></text:span><text:span text:style-name="T20_11">seja</text:span><text:span text:style-name="T20_12"><text:s/></text:span><text:span text:style-name="T20_13">desenvolvido</text:span><text:span text:style-name="T20_14"><text:s/></text:span><text:span text:style-name="T20_15">no</text:span><text:span text:style-name="T20_16"><text:s/></text:span><text:span text:style-name="T20_17">sistema</text:span><text:span text:style-name="T20_18"><text:s/></text:span><text:span text:style-name="T20_19">operacional</text:span><text:span text:style-name="T20_20"><text:s/></text:span><text:span text:style-name="T20_21">Ubuntu</text:span></text:p>
          </table:table-cell>
          <table:table-cell table:style-name="Cell15">
            <text:p text:style-name="P21"><text:span text:style-name="T21_1"><text:a xlink:type="simple" xlink:href="https://my.vmware.com/web/vmware/free#desktop_end_user_computing/vmware_workstation_player/12_0"><text:span text:style-name="T21_2">Download</text:span></text:a></text:span><text:span text:style-name="T21_3"><text:a xlink:type="simple" xlink:href="https://my.vmware.com/web/vmware/free#desktop_end_user_computing/vmware_workstation_player/12_0"><text:span text:style-name="T21_4"><text:s/></text:span></text:a></text:span><text:span text:style-name="T21_5"><text:a xlink:type="simple" xlink:href="https://my.vmware.com/web/vmware/free#desktop_end_user_computing/vmware_workstation_player/12_0"><text:span text:style-name="T21_6">VMware</text:span></text:a></text:span></text:p>
          </table:table-cell>
        </table:table-row>
        <table:table-row table:style-name="Row6">
          <table:table-cell table:style-name="Cell16">
            <text:p text:style-name="P22"><text:span text:style-name="T22_1">ISO</text:span><text:span text:style-name="T22_2"><text:s/></text:span><text:span text:style-name="T22_3">Ubuntu</text:span><text:span text:style-name="T22_4"><text:s/>16.04<text:s/>(</text:span><text:span text:style-name="T22_5">Recomendado</text:span><text:span text:style-name="T22_6">)</text:span></text:p>
          </table:table-cell>
          <table:table-cell table:style-name="Cell17">
            <text:p text:style-name="P23"><text:span text:style-name="T23_1">Sistema</text:span><text:span text:style-name="T23_2"><text:s/></text:span><text:span text:style-name="T23_3">operacional</text:span><text:span text:style-name="T23_4"><text:s/></text:span><text:span text:style-name="T23_5">recomendado</text:span></text:p>
          </table:table-cell>
          <table:table-cell table:style-name="Cell18">
            <text:p text:style-name="P24"><text:span text:style-name="T24_1"><text:a xlink:type="simple" xlink:href="http://www.ubuntu.com/download/desktop"><text:span text:style-name="T24_2">Download</text:span></text:a></text:span><text:span text:style-name="T24_3"><text:a xlink:type="simple" xlink:href="http://www.ubuntu.com/download/desktop"><text:span text:style-name="T24_4"><text:s/></text:span></text:a></text:span><text:span text:style-name="T24_5"><text:a xlink:type="simple" xlink:href="http://www.ubuntu.com/download/desktop"><text:span text:style-name="T24_6">Ubuntu</text:span></text:a></text:span></text:p>
          </table:table-cell>
        </table:table-row>
        <table:table-row table:style-name="Row7">
          <table:table-cell table:style-name="Cell19">
            <text:p text:style-name="P25"><text:span text:style-name="T25_1">Sublime</text:span><text:span text:style-name="T25_2"><text:s/></text:span><text:span text:style-name="T25_3">Text</text:span><text:span text:style-name="T25_4"><text:s/>(</text:span><text:span text:style-name="T25_5">Recomendado</text:span><text:span text:style-name="T25_6">)</text:span></text:p>
          </table:table-cell>
          <table:table-cell table:style-name="Cell20">
            <text:p text:style-name="P26"><text:span text:style-name="T26_1">Editor</text:span><text:span text:style-name="T26_2"><text:s/></text:span><text:span text:style-name="T26_3">de</text:span><text:span text:style-name="T26_4"><text:s/></text:span><text:span text:style-name="T26_5">texto</text:span><text:span text:style-name="T26_6"><text:s/></text:span><text:span text:style-name="T26_7">de</text:span><text:span text:style-name="T26_8"><text:s/></text:span><text:span text:style-name="T26_9">fácil</text:span><text:span text:style-name="T26_10"><text:s/></text:span><text:span text:style-name="T26_11">uso</text:span><text:span text:style-name="T26_12"><text:s/></text:span><text:span text:style-name="T26_13">que</text:span><text:span text:style-name="T26_14"><text:s/></text:span><text:span text:style-name="T26_15">identifica</text:span><text:span text:style-name="T26_16"><text:s/></text:span><text:span text:style-name="T26_17">tags</text:span><text:span text:style-name="T26_18"><text:s/></text:span><text:span text:style-name="T26_19">de</text:span><text:span text:style-name="T26_20"><text:s/></text:span><text:span text:style-name="T26_21">programação</text:span></text:p>
          </table:table-cell>
          <table:table-cell table:style-name="Cell21">
            <text:p text:style-name="P27"><text:span text:style-name="T27_1"><text:a xlink:type="simple" xlink:href="https://www.sublimetext.com/3"><text:span text:style-name="T27_2">Download</text:span></text:a></text:span><text:span text:style-name="T27_3"><text:a xlink:type="simple" xlink:href="https://www.sublimetext.com/3"><text:span text:style-name="T27_4"><text:s/></text:span></text:a></text:span><text:span text:style-name="T27_5"><text:a xlink:type="simple" xlink:href="https://www.sublimetext.com/3"><text:span text:style-name="T27_6">Sublime</text:span></text:a></text:span></text:p>
          </table:table-cell>
        </table:table-row>
        <table:table-row table:style-name="Row8">
          <table:table-cell table:style-name="Cell22">
            <text:p text:style-name="P28"><text:span text:style-name="T28_1">Cloud</text:span><text:span text:style-name="T28_2"><text:s/>9</text:span></text:p>
            <text:p text:style-name="P29"><text:span text:style-name="T29_1">(</text:span><text:span text:style-name="T29_2">recomendado</text:span><text:span text:style-name="T29_3">)</text:span></text:p>
          </table:table-cell>
          <table:table-cell table:style-name="Cell23">
            <text:p text:style-name="P30"><text:span text:style-name="T30_1">Ambiente</text:span><text:span text:style-name="T30_2"><text:s/></text:span><text:span text:style-name="T30_3">de</text:span><text:span text:style-name="T30_4"><text:s/></text:span><text:span text:style-name="T30_5">desenvolvimento</text:span><text:span text:style-name="T30_6"><text:s/></text:span><text:span text:style-name="T30_7">em</text:span><text:span text:style-name="T30_8"><text:s/></text:span><text:span text:style-name="T30_9">nuvem</text:span></text:p>
          </table:table-cell>
          <table:table-cell table:style-name="Cell24">
            <text:p text:style-name="P31"><text:span text:style-name="T31_1"><text:a xlink:type="simple" xlink:href="https://c9.io/signin.html?redirect=https%3A%2F%2Fc9.io%2Fapi%2Fnc%2Fauth%3Fresponse_type%3Dtoken%26client_id%3Dide%26login_hint%3D&amp;login_hint=&amp;style="><text:span text:style-name="T31_2">Site</text:span></text:a></text:span><text:span text:style-name="T31_3"><text:a xlink:type="simple" xlink:href="https://c9.io/signin.html?redirect=https%3A%2F%2Fc9.io%2Fapi%2Fnc%2Fauth%3Fresponse_type%3Dtoken%26client_id%3Dide%26login_hint%3D&amp;login_hint=&amp;style="><text:span text:style-name="T31_4"><text:s/></text:span></text:a></text:span><text:span text:style-name="T31_5"><text:a xlink:type="simple" xlink:href="https://c9.io/signin.html?redirect=https%3A%2F%2Fc9.io%2Fapi%2Fnc%2Fauth%3Fresponse_type%3Dtoken%26client_id%3Dide%26login_hint%3D&amp;login_hint=&amp;style="><text:span text:style-name="T31_6">Cloud</text:span></text:a></text:span><text:span text:style-name="T31_7"><text:a xlink:type="simple" xlink:href="https://c9.io/signin.html?redirect=https%3A%2F%2Fc9.io%2Fapi%2Fnc%2Fauth%3Fresponse_type%3Dtoken%26client_id%3Dide%26login_hint%3D&amp;login_hint=&amp;style="><text:span text:style-name="T31_8">9</text:span></text:a></text:span></text:p>
          </table:table-cell>
        </table:table-row>
      </table:table>
      <text:p text:style-name="P32"/>
      <text:list text:style-name="LS1" xml:id="list2" text:continue-list="list0">
        <text:list-item>
          <text:h text:style-name="P33" text:outline-level="10"><text:bookmark-start text:name="h.ywh5okyyyv6j"/><text:bookmark-end text:name="h.ywh5okyyyv6j"/><text:span text:style-name="T33_1">Ferramentas</text:span><text:span text:style-name="T33_2"><text:s/></text:span><text:span text:style-name="T33_3">de</text:span><text:span text:style-name="T33_4"><text:s/></text:span><text:span text:style-name="T33_5">projeto</text:span></text:h>
        </text:list-item>
      </text:list>
      <text:p text:style-name="P34"><text:span text:style-name="T34_1"><text:tab/><text:tab/></text:span></text:p>
      <table:table table:style-name="Table2">
        <table:table-column table:style-name="Column4"/>
        <table:table-column table:style-name="Column5"/>
        <table:table-column table:style-name="Column6"/>
        <table:table-row table:style-name="Row9">
          <table:table-cell table:style-name="Cell25">
            <text:p text:style-name="P35"><text:span text:style-name="T35_1">Nome</text:span></text:p>
          </table:table-cell>
          <table:table-cell table:style-name="Cell26">
            <text:p text:style-name="P36"><text:span text:style-name="T36_1">Finalidade</text:span></text:p>
          </table:table-cell>
          <table:table-cell table:style-name="Cell27">
            <text:p text:style-name="P37"><text:span text:style-name="T37_1">Local</text:span><text:span text:style-name="T37_2"><text:s/></text:span><text:span text:style-name="T37_3">de</text:span><text:span text:style-name="T37_4"><text:s/></text:span><text:span text:style-name="T37_5">acesso</text:span></text:p>
          </table:table-cell>
        </table:table-row>
        <table:table-row table:style-name="Row10">
          <table:table-cell table:style-name="Cell28">
            <text:p text:style-name="P38"><text:span text:style-name="T38_1">Git</text:span></text:p>
          </table:table-cell>
          <table:table-cell table:style-name="Cell29">
            <text:p text:style-name="P39"><text:span text:style-name="T39_1">Armazenar</text:span><text:span text:style-name="T39_2">,<text:s/></text:span><text:span text:style-name="T39_3">versionar</text:span><text:span text:style-name="T39_4"><text:s/></text:span><text:span text:style-name="T39_5">e</text:span><text:span text:style-name="T39_6"><text:s/></text:span><text:span text:style-name="T39_7">controlar</text:span><text:span text:style-name="T39_8"><text:s/></text:span><text:span text:style-name="T39_9">as</text:span><text:span text:style-name="T39_10"><text:s/></text:span><text:span text:style-name="T39_11">modificações</text:span><text:span text:style-name="T39_12"><text:s/></text:span><text:span text:style-name="T39_13">feitas</text:span><text:span text:style-name="T39_14"><text:s/></text:span><text:span text:style-name="T39_15">nos</text:span><text:span text:style-name="T39_16"><text:s/></text:span><text:span text:style-name="T39_17">artefatos</text:span><text:span text:style-name="T39_18"><text:s/></text:span><text:span text:style-name="T39_19">do</text:span><text:span text:style-name="T39_20"><text:s/></text:span><text:span text:style-name="T39_21">projeto</text:span></text:p>
          </table:table-cell>
          <table:table-cell table:style-name="Cell30">
            <text:p text:style-name="P40"><text:span text:style-name="T40_1"><text:a xlink:type="simple" xlink:href="https://github.com/gpr-adriana/"><text:span text:style-name="T40_2">Site</text:span></text:a></text:span><text:span text:style-name="T40_3"><text:a xlink:type="simple" xlink:href="https://github.com/gpr-adriana/"><text:span text:style-name="T40_4"><text:s/></text:span></text:a></text:span><text:span text:style-name="T40_5"><text:a xlink:type="simple" xlink:href="https://github.com/gpr-adriana/"><text:span text:style-name="T40_6">GitHub</text:span></text:a></text:span></text:p>
          </table:table-cell>
        </table:table-row>
        <table:table-row table:style-name="Row11">
          <table:table-cell table:style-name="Cell31">
            <text:p text:style-name="P41"><text:span text:style-name="T41_1">Zube</text:span></text:p>
          </table:table-cell>
          <table:table-cell table:style-name="Cell32">
            <text:p text:style-name="P42"><text:span text:style-name="T42_1">Kanban</text:span><text:span text:style-name="T42_2"><text:s/></text:span><text:span text:style-name="T42_3">inteligente</text:span><text:span text:style-name="T42_4"><text:s/></text:span><text:span text:style-name="T42_5">do</text:span><text:span text:style-name="T42_6"><text:s/></text:span><text:span text:style-name="T42_7">projeto</text:span><text:span text:style-name="T42_8">,<text:s/></text:span><text:span text:style-name="T42_9">para</text:span><text:span text:style-name="T42_10"><text:s/></text:span><text:span text:style-name="T42_11">planejamento</text:span><text:span text:style-name="T42_12"><text:s/></text:span><text:span text:style-name="T42_13">e</text:span><text:span text:style-name="T42_14"><text:s/></text:span><text:span text:style-name="T42_15">acompanhamento</text:span><text:span text:style-name="T42_16"><text:s/></text:span><text:span text:style-name="T42_17">do</text:span><text:span text:style-name="T42_18"><text:s/></text:span><text:span text:style-name="T42_19">projeto</text:span></text:p>
          </table:table-cell>
          <table:table-cell table:style-name="Cell33">
            <text:p text:style-name="P43"><text:span text:style-name="T43_1"><text:a xlink:type="simple" xlink:href="https://zube.io/"><text:span text:style-name="T43_2">Site</text:span></text:a></text:span><text:span text:style-name="T43_3"><text:a xlink:type="simple" xlink:href="https://zube.io/"><text:span text:style-name="T43_4"><text:s/></text:span></text:a></text:span><text:span text:style-name="T43_5"><text:a xlink:type="simple" xlink:href="https://zube.io/"><text:span text:style-name="T43_6">Zube</text:span></text:a></text:span></text:p>
          </table:table-cell>
        </table:table-row>
        <table:table-row table:style-name="Row12">
          <table:table-cell table:style-name="Cell34">
            <text:p text:style-name="P44"><text:span text:style-name="T44_1">Google</text:span><text:span text:style-name="T44_2"><text:s/></text:span><text:span text:style-name="T44_3">Drive</text:span><text:span text:style-name="T44_4"><text:s/>(</text:span><text:span text:style-name="T44_5">Recomendado</text:span><text:span text:style-name="T44_6">)</text:span></text:p>
          </table:table-cell>
          <table:table-cell table:style-name="Cell35">
            <text:p text:style-name="P45"><text:span text:style-name="T45_1">Será</text:span><text:span text:style-name="T45_2"><text:s/></text:span><text:span text:style-name="T45_3">utilizado</text:span><text:span text:style-name="T45_4"><text:s/></text:span><text:span text:style-name="T45_5">para</text:span><text:span text:style-name="T45_6"><text:s/></text:span><text:span text:style-name="T45_7">desenvolver</text:span><text:span text:style-name="T45_8"><text:s/></text:span><text:span text:style-name="T45_9">os</text:span><text:span text:style-name="T45_10"><text:s/></text:span><text:span text:style-name="T45_11">documentos</text:span><text:span text:style-name="T45_12"><text:s/></text:span><text:span text:style-name="T45_13">do</text:span><text:span text:style-name="T45_14"><text:s/></text:span><text:span text:style-name="T45_15">projeto</text:span></text:p>
          </table:table-cell>
          <table:table-cell table:style-name="Cell36">
            <text:p text:style-name="P46"><text:span text:style-name="T46_1"><text:a xlink:type="simple" xlink:href="https://drive.google.com/open?id=0B7jMzvpjqKobTnBQUnY0Z2lwaFU"><text:span text:style-name="T46_2">Site</text:span></text:a></text:span><text:span text:style-name="T46_3"><text:a xlink:type="simple" xlink:href="https://drive.google.com/open?id=0B7jMzvpjqKobTnBQUnY0Z2lwaFU"><text:span text:style-name="T46_4"><text:s/></text:span></text:a></text:span><text:span text:style-name="T46_5"><text:a xlink:type="simple" xlink:href="https://drive.google.com/open?id=0B7jMzvpjqKobTnBQUnY0Z2lwaFU"><text:span text:style-name="T46_6">Google</text:span></text:a></text:span><text:span text:style-name="T46_7"><text:a xlink:type="simple" xlink:href="https://drive.google.com/open?id=0B7jMzvpjqKobTnBQUnY0Z2lwaFU"><text:span text:style-name="T46_8"><text:s/></text:span></text:a></text:span><text:span text:style-name="T46_9"><text:a xlink:type="simple" xlink:href="https://drive.google.com/open?id=0B7jMzvpjqKobTnBQUnY0Z2lwaFU"><text:span text:style-name="T46_10">Drive</text:span></text:a></text:span></text:p>
          </table:table-cell>
        </table:table-row>
      </table:table>
      <text:list text:style-name="LS1" xml:id="list3" text:continue-list="list0">
        <text:list-item>
          <text:h text:style-name="P47" text:outline-level="10"><text:bookmark-start text:name="h.mfni85505gah"/><text:bookmark-end text:name="h.mfni85505gah"/><text:span text:style-name="T47_1">Artefatos</text:span></text:h>
        </text:list-item>
      </text:list>
      <text:p text:style-name="P48"><text:span text:style-name="T48_1"><text:tab/><text:tab/></text:span><text:span text:style-name="T48_2">Todos</text:span><text:span text:style-name="T48_3"><text:s/></text:span><text:span text:style-name="T48_4">os</text:span><text:span text:style-name="T48_5"><text:s/></text:span><text:span text:style-name="T48_6">artefatos</text:span><text:span text:style-name="T48_7"><text:s/></text:span><text:span text:style-name="T48_8">produzidos</text:span><text:span text:style-name="T48_9"><text:s/></text:span><text:span text:style-name="T48_10">serão</text:span><text:span text:style-name="T48_11"><text:s/></text:span><text:span text:style-name="T48_12">armazenados</text:span><text:span text:style-name="T48_13"><text:s/></text:span><text:span text:style-name="T48_14">no</text:span><text:span text:style-name="T48_15"><text:s/></text:span><text:span text:style-name="T48_16">repositório</text:span><text:span text:style-name="T48_17"><text:s/></text:span><text:span text:style-name="T48_18">do</text:span><text:span text:style-name="T48_19"><text:s/></text:span><text:span text:style-name="T48_20">projeto</text:span><text:span text:style-name="T48_21">,<text:s/></text:span><text:span text:style-name="T48_22">sendo</text:span><text:span text:style-name="T48_23"><text:s/></text:span><text:span text:style-name="T48_24">que</text:span><text:span text:style-name="T48_25"><text:s/></text:span><text:span text:style-name="T48_26">a</text:span><text:span text:style-name="T48_27"><text:s/></text:span><text:span text:style-name="T48_28">estrutura</text:span><text:span text:style-name="T48_29"><text:s/></text:span><text:span text:style-name="T48_30">do</text:span><text:span text:style-name="T48_31"><text:s/></text:span><text:span text:style-name="T48_32">projeto</text:span><text:span text:style-name="T48_33"><text:s/></text:span><text:span text:style-name="T48_34">está</text:span><text:span text:style-name="T48_35"><text:s/></text:span><text:span text:style-name="T48_36">dividida</text:span><text:span text:style-name="T48_37"><text:s/></text:span><text:span text:style-name="T48_38">em</text:span><text:span text:style-name="T48_39">:</text:span></text:p>
      <text:p text:style-name="P49"/>
      <table:table table:style-name="Table3">
        <table:table-column table:style-name="Column7"/>
        <table:table-column table:style-name="Column8"/>
        <table:table-row table:style-name="Row13">
          <table:table-cell table:style-name="Cell37">
            <text:p text:style-name="P50"><text:span text:style-name="T50_1">Divisão</text:span></text:p>
          </table:table-cell>
          <table:table-cell table:style-name="Cell38">
            <text:p text:style-name="P51"><text:span text:style-name="T51_1">Finalidade</text:span></text:p>
          </table:table-cell>
        </table:table-row>
        <table:table-row table:style-name="Row14">
          <table:table-cell table:style-name="Cell39">
            <text:p text:style-name="P52"><text:span text:style-name="T52_1">development</text:span></text:p>
          </table:table-cell>
          <table:table-cell table:style-name="Cell40">
            <text:p text:style-name="P53"><text:span text:style-name="T53_1">Será</text:span><text:span text:style-name="T53_2"><text:s/></text:span><text:span text:style-name="T53_3">o</text:span><text:span text:style-name="T53_4"><text:s/></text:span><text:span text:style-name="T53_5">repositório</text:span><text:span text:style-name="T53_6"><text:s/></text:span><text:span text:style-name="T53_7">principal</text:span><text:span text:style-name="T53_8">,<text:s/></text:span><text:span text:style-name="T53_9">onde</text:span><text:span text:style-name="T53_10"><text:s/></text:span><text:span text:style-name="T53_11">será</text:span><text:span text:style-name="T53_12"><text:s/></text:span><text:span text:style-name="T53_13">armazenado</text:span><text:span text:style-name="T53_14"><text:s/></text:span><text:span text:style-name="T53_15">o</text:span><text:span text:style-name="T53_16"><text:s/></text:span><text:span text:style-name="T53_17">código</text:span><text:span text:style-name="T53_18"><text:s/></text:span><text:span text:style-name="T53_19">em</text:span><text:span text:style-name="T53_20"><text:s/></text:span><text:span text:style-name="T53_21">si</text:span></text:p>
          </table:table-cell>
        </table:table-row>
        <table:table-row table:style-name="Row15">
          <table:table-cell table:style-name="Cell41">
            <text:p text:style-name="P54"><text:span text:style-name="T54_1">documents</text:span></text:p>
          </table:table-cell>
          <table:table-cell table:style-name="Cell42">
            <text:p text:style-name="P55"><text:span text:style-name="T55_1">Será</text:span><text:span text:style-name="T55_2"><text:s/></text:span><text:span text:style-name="T55_3">utilizado</text:span><text:span text:style-name="T55_4"><text:s/></text:span><text:span text:style-name="T55_5">para</text:span><text:span text:style-name="T55_6"><text:s/></text:span><text:span text:style-name="T55_7">armazenar</text:span><text:span text:style-name="T55_8"><text:s/></text:span><text:span text:style-name="T55_9">os</text:span><text:span text:style-name="T55_10"><text:s/></text:span><text:span text:style-name="T55_11">documentos</text:span></text:p>
          </table:table-cell>
        </table:table-row>
      </table:table>
      <text:p text:style-name="P56"/>
      <text:p text:style-name="P57"><text:span text:style-name="T57_1"><text:tab/><text:tab/></text:span><text:span text:style-name="T57_2">Os</text:span><text:span text:style-name="T57_3"><text:s/></text:span><text:span text:style-name="T57_4">artefatos</text:span><text:span text:style-name="T57_5"><text:s/></text:span><text:span text:style-name="T57_6">do</text:span><text:span text:style-name="T57_7"><text:s/></text:span><text:span text:style-name="T57_8">repositório</text:span><text:span text:style-name="T57_9"><text:s/></text:span><text:span text:style-name="T57_10">devem</text:span><text:span text:style-name="T57_11"><text:s/></text:span><text:span text:style-name="T57_12">sempre</text:span><text:span text:style-name="T57_13"><text:s/></text:span><text:span text:style-name="T57_14">ser</text:span><text:span text:style-name="T57_15"><text:s/></text:span><text:span text:style-name="T57_16">mantidos</text:span><text:span text:style-name="T57_17"><text:s/></text:span><text:span text:style-name="T57_18">atualizados</text:span><text:span text:style-name="T57_19">,<text:s/></text:span><text:span text:style-name="T57_20">só</text:span><text:span text:style-name="T57_21"><text:s/></text:span><text:span text:style-name="T57_22">será</text:span><text:span text:style-name="T57_23"><text:s/></text:span><text:span text:style-name="T57_24">considerado</text:span><text:span text:style-name="T57_25"><text:s/></text:span><text:span text:style-name="T57_26">um</text:span><text:span text:style-name="T57_27"><text:s/></text:span><text:span text:style-name="T57_28">artefato</text:span><text:span text:style-name="T57_29"><text:s/></text:span><text:span text:style-name="T57_30">entregue</text:span><text:span text:style-name="T57_31">,<text:s/></text:span><text:span text:style-name="T57_32">aquele</text:span><text:span text:style-name="T57_33"><text:s/></text:span><text:span text:style-name="T57_34">que</text:span><text:span text:style-name="T57_35"><text:s/></text:span><text:span text:style-name="T57_36">foi</text:span><text:span text:style-name="T57_37"><text:s/></text:span><text:span text:style-name="T57_38">disponibilizado</text:span><text:span text:style-name="T57_39"><text:s/></text:span><text:span text:style-name="T57_40">no</text:span><text:span text:style-name="T57_41"><text:s/></text:span><text:span text:style-name="T57_42">repositório</text:span><text:span text:style-name="T57_43">.</text:span></text:p>
      <text:list text:style-name="LS1" xml:id="list4" text:continue-list="list0">
        <text:list-item>
          <text:h text:style-name="P58" text:outline-level="10"><text:bookmark-start text:name="h.48ahf2ijncaw"/><text:bookmark-end text:name="h.48ahf2ijncaw"/><text:span text:style-name="T58_1">Zube</text:span></text:h>
        </text:list-item>
      </text:list>
      <text:p text:style-name="P59"><text:span text:style-name="T59_1"><text:tab/><text:tab/></text:span><text:span text:style-name="T59_2">Todas</text:span><text:span text:style-name="T59_3"><text:s/></text:span><text:span text:style-name="T59_4">as</text:span><text:span text:style-name="T59_5"><text:s/></text:span><text:span text:style-name="T59_6">atividades</text:span><text:span text:style-name="T59_7"><text:s/></text:span><text:span text:style-name="T59_8">que</text:span><text:span text:style-name="T59_9"><text:s/></text:span><text:span text:style-name="T59_10">foram</text:span><text:span text:style-name="T59_11">,<text:s/></text:span><text:span text:style-name="T59_12">estão</text:span><text:span text:style-name="T59_13"><text:s/></text:span><text:span text:style-name="T59_14">e</text:span><text:span text:style-name="T59_15"><text:s/></text:span><text:span text:style-name="T59_16">serão</text:span><text:span text:style-name="T59_17"><text:s/></text:span><text:span text:style-name="T59_18">desenvolvidas</text:span><text:span text:style-name="T59_19"><text:s/></text:span><text:span text:style-name="T59_20">deverão</text:span><text:span text:style-name="T59_21"><text:s/></text:span><text:span text:style-name="T59_22">ser</text:span><text:span text:style-name="T59_23"><text:s/></text:span><text:span text:style-name="T59_24">adicionadas</text:span><text:span text:style-name="T59_25"><text:s/></text:span><text:span text:style-name="T59_26">ao</text:span><text:span text:style-name="T59_27"><text:s/></text:span><text:span text:style-name="T59_28">Zube</text:span><text:span text:style-name="T59_29">.</text:span></text:p>
      <text:p text:style-name="P60"><text:span text:style-name="T60_1"><text:tab/><text:tab/></text:span><text:span text:style-name="T60_2">A</text:span><text:span text:style-name="T60_3"><text:s/></text:span><text:span text:style-name="T60_4">estrutura</text:span><text:span text:style-name="T60_5"><text:s/></text:span><text:span text:style-name="T60_6">do</text:span><text:span text:style-name="T60_7"><text:s/></text:span><text:span text:style-name="T60_8">Zube</text:span><text:span text:style-name="T60_9"><text:s/></text:span><text:span text:style-name="T60_10">está</text:span><text:span text:style-name="T60_11"><text:s/></text:span><text:span text:style-name="T60_12">dividida</text:span><text:span text:style-name="T60_13"><text:s/></text:span><text:span text:style-name="T60_14">em</text:span><text:span text:style-name="T60_15">:</text:span></text:p>
      <text:p text:style-name="P61"/>
      <table:table table:style-name="Table4">
        <table:table-column table:style-name="Column9"/>
        <table:table-column table:style-name="Column10"/>
        <table:table-row table:style-name="Row16">
          <table:table-cell table:style-name="Cell43">
            <text:p text:style-name="P62"><text:span text:style-name="T62_1">Divisão</text:span></text:p>
          </table:table-cell>
          <table:table-cell table:style-name="Cell44">
            <text:p text:style-name="P63"><text:span text:style-name="T63_1">Finalidade</text:span></text:p>
          </table:table-cell>
        </table:table-row>
        <table:table-row table:style-name="Row17">
          <table:table-cell table:style-name="Cell45">
            <text:p text:style-name="P64"><text:span text:style-name="T64_1">Backlog</text:span></text:p>
          </table:table-cell>
          <table:table-cell table:style-name="Cell46">
            <text:p text:style-name="P65"><text:span text:style-name="T65_1">Atividades</text:span><text:span text:style-name="T65_2"><text:s/></text:span><text:span text:style-name="T65_3">que</text:span><text:span text:style-name="T65_4"><text:s/></text:span><text:span text:style-name="T65_5">foram</text:span><text:span text:style-name="T65_6"><text:s/></text:span><text:span text:style-name="T65_7">aprovadas</text:span><text:span text:style-name="T65_8"><text:s/></text:span><text:span text:style-name="T65_9">pelo</text:span><text:span text:style-name="T65_10"><text:s/></text:span><text:span text:style-name="T65_11">Product</text:span><text:span text:style-name="T65_12"><text:s/></text:span><text:span text:style-name="T65_13">Owner</text:span></text:p>
          </table:table-cell>
        </table:table-row>
        <table:table-row table:style-name="Row18">
          <table:table-cell table:style-name="Cell47">
            <text:p text:style-name="P66"><text:span text:style-name="T66_1">To</text:span><text:span text:style-name="T66_2"><text:s/></text:span><text:span text:style-name="T66_3">Do</text:span></text:p>
          </table:table-cell>
          <table:table-cell table:style-name="Cell48">
            <text:p text:style-name="P67"><text:span text:style-name="T67_1">Aqui</text:span><text:span text:style-name="T67_2"><text:s/></text:span><text:span text:style-name="T67_3">se</text:span><text:span text:style-name="T67_4"><text:s/></text:span><text:span text:style-name="T67_5">encontrarão</text:span><text:span text:style-name="T67_6"><text:s/></text:span><text:span text:style-name="T67_7">as</text:span><text:span text:style-name="T67_8"><text:s/></text:span><text:span text:style-name="T67_9">atividades</text:span><text:span text:style-name="T67_10"><text:s/></text:span><text:span text:style-name="T67_11">que</text:span><text:span text:style-name="T67_12"><text:s/></text:span><text:span text:style-name="T67_13">serão</text:span><text:span text:style-name="T67_14"><text:s/></text:span><text:span text:style-name="T67_15">desenvolvidas</text:span><text:span text:style-name="T67_16"><text:s/></text:span><text:span text:style-name="T67_17">nessa</text:span><text:span text:style-name="T67_18"><text:s/></text:span><text:span text:style-name="T67_19">sprint</text:span><text:span text:style-name="T67_20"><text:s/></text:span><text:span text:style-name="T67_21">e</text:span><text:span text:style-name="T67_22"><text:s/></text:span><text:span text:style-name="T67_23">ainda</text:span><text:span text:style-name="T67_24"><text:s/></text:span><text:span text:style-name="T67_25">não</text:span><text:span text:style-name="T67_26"><text:s/></text:span><text:span text:style-name="T67_27">tem</text:span><text:span text:style-name="T67_28"><text:s/></text:span><text:span text:style-name="T67_29">dono</text:span></text:p>
          </table:table-cell>
        </table:table-row>
        <table:table-row table:style-name="Row19">
          <table:table-cell table:style-name="Cell49">
            <text:p text:style-name="P68"><text:span text:style-name="T68_1">Tasks</text:span></text:p>
          </table:table-cell>
          <table:table-cell table:style-name="Cell50">
            <text:p text:style-name="P69"><text:span text:style-name="T69_1">Atividades</text:span><text:span text:style-name="T69_2"><text:s/></text:span><text:span text:style-name="T69_3">que</text:span><text:span text:style-name="T69_4"><text:s/></text:span><text:span text:style-name="T69_5">serão</text:span><text:span text:style-name="T69_6"><text:s/></text:span><text:span text:style-name="T69_7">realizadas</text:span><text:span text:style-name="T69_8"><text:s/></text:span><text:span text:style-name="T69_9">na</text:span><text:span text:style-name="T69_10"><text:s/></text:span><text:span text:style-name="T69_11">sprint</text:span><text:span text:style-name="T69_12"><text:s/></text:span><text:span text:style-name="T69_13">e</text:span><text:span text:style-name="T69_14"><text:s/></text:span><text:span text:style-name="T69_15">já</text:span><text:span text:style-name="T69_16"><text:s/></text:span><text:span text:style-name="T69_17">tem</text:span><text:span text:style-name="T69_18"><text:s/></text:span><text:span text:style-name="T69_19">dono</text:span></text:p>
          </table:table-cell>
        </table:table-row>
        <table:table-row table:style-name="Row20">
          <table:table-cell table:style-name="Cell51">
            <text:p text:style-name="P70"><text:span text:style-name="T70_1">In</text:span><text:span text:style-name="T70_2"><text:s/></text:span><text:span text:style-name="T70_3">Progress</text:span></text:p>
          </table:table-cell>
          <table:table-cell table:style-name="Cell52">
            <text:p text:style-name="P71"><text:span text:style-name="T71_1">Atividades</text:span><text:span text:style-name="T71_2"><text:s/></text:span><text:span text:style-name="T71_3">que</text:span><text:span text:style-name="T71_4"><text:s/></text:span><text:span text:style-name="T71_5">estão</text:span><text:span text:style-name="T71_6"><text:s/></text:span><text:span text:style-name="T71_7">sendo</text:span><text:span text:style-name="T71_8"><text:s/></text:span><text:span text:style-name="T71_9">realizadas</text:span></text:p>
          </table:table-cell>
        </table:table-row>
        <table:table-row table:style-name="Row21">
          <table:table-cell table:style-name="Cell53">
            <text:p text:style-name="P72"><text:span text:style-name="T72_1">In</text:span><text:span text:style-name="T72_2"><text:s/></text:span><text:span text:style-name="T72_3">Review</text:span></text:p>
          </table:table-cell>
          <table:table-cell table:style-name="Cell54">
            <text:p text:style-name="P73"><text:span text:style-name="T73_1">Aqui</text:span><text:span text:style-name="T73_2"><text:s/></text:span><text:span text:style-name="T73_3">se</text:span><text:span text:style-name="T73_4"><text:s/></text:span><text:span text:style-name="T73_5">encontrarão</text:span><text:span text:style-name="T73_6"><text:s/></text:span><text:span text:style-name="T73_7">as</text:span><text:span text:style-name="T73_8"><text:s/></text:span><text:span text:style-name="T73_9">atividades</text:span><text:span text:style-name="T73_10"><text:s/></text:span><text:span text:style-name="T73_11">entregues</text:span><text:span text:style-name="T73_12"><text:s/></text:span><text:span text:style-name="T73_13">na</text:span><text:span text:style-name="T73_14"><text:s/></text:span><text:span text:style-name="T73_15">sprint</text:span><text:span text:style-name="T73_16"><text:s/></text:span><text:span text:style-name="T73_17">atual</text:span></text:p>
          </table:table-cell>
        </table:table-row>
        <table:table-row table:style-name="Row22">
          <table:table-cell table:style-name="Cell55">
            <text:p text:style-name="P74"><text:span text:style-name="T74_1">Inbox</text:span></text:p>
          </table:table-cell>
          <table:table-cell table:style-name="Cell56">
            <text:p text:style-name="P75"><text:span text:style-name="T75_1">Idéias</text:span><text:span text:style-name="T75_2"><text:s/></text:span><text:span text:style-name="T75_3">para</text:span><text:span text:style-name="T75_4"><text:s/></text:span><text:span text:style-name="T75_5">a</text:span><text:span text:style-name="T75_6"><text:s/></text:span><text:span text:style-name="T75_7">melhora</text:span><text:span text:style-name="T75_8"><text:s/></text:span><text:span text:style-name="T75_9">do</text:span><text:span text:style-name="T75_10"><text:s/></text:span><text:span text:style-name="T75_11">processo</text:span><text:span text:style-name="T75_12"><text:s/></text:span><text:span text:style-name="T75_13">ou</text:span><text:span text:style-name="T75_14"><text:s/></text:span><text:span text:style-name="T75_15">produto</text:span><text:span text:style-name="T75_16">,<text:s/></text:span><text:span text:style-name="T75_17">propostas</text:span><text:span text:style-name="T75_18"><text:s/></text:span><text:span text:style-name="T75_19">na</text:span><text:span text:style-name="T75_20"><text:s/></text:span><text:span text:style-name="T75_21">sprint</text:span><text:span text:style-name="T75_22"><text:s/></text:span><text:span text:style-name="T75_23">atual</text:span></text:p>
          </table:table-cell>
        </table:table-row>
      </table:table>
      <text:p text:style-name="P76"/>
      <text:p text:style-name="P77"/>
      <text:p text:style-name="P78"/>
      <text:h text:style-name="P79" text:outline-level="10"><text:bookmark-start text:name="h.zi0tw1bnivd2"/><text:bookmark-end text:name="h.zi0tw1bnivd2"/><text:span text:style-name="T79_1">6.<text:s/></text:span><text:span text:style-name="T79_2">Computadores</text:span></text:h>
      <text:p text:style-name="P80"><text:span text:style-name="T80_1">Os</text:span><text:span text:style-name="T80_2"><text:s/></text:span><text:span text:style-name="T80_3">computadores</text:span><text:span text:style-name="T80_4"><text:s/></text:span><text:span text:style-name="T80_5">com</text:span><text:span text:style-name="T80_6"><text:s/></text:span><text:span text:style-name="T80_7">suas</text:span><text:span text:style-name="T80_8"><text:s/></text:span><text:span text:style-name="T80_9">respectivas</text:span><text:span text:style-name="T80_10"><text:s/></text:span><text:span text:style-name="T80_11">especificações</text:span><text:span text:style-name="T80_12">,<text:s/></text:span><text:span text:style-name="T80_13">utilizados</text:span><text:span text:style-name="T80_14"><text:s/></text:span><text:span text:style-name="T80_15">pelos</text:span><text:span text:style-name="T80_16"><text:s/></text:span><text:span text:style-name="T80_17">membros</text:span><text:span text:style-name="T80_18"><text:s/></text:span><text:span text:style-name="T80_19">da</text:span><text:span text:style-name="T80_20"><text:s/></text:span><text:span text:style-name="T80_21">equipe</text:span><text:span text:style-name="T80_22">,<text:s/></text:span><text:span text:style-name="T80_23">seguem</text:span><text:span text:style-name="T80_24"><text:s/></text:span><text:span text:style-name="T80_25">abaixo</text:span><text:span text:style-name="T80_26">:</text:span></text:p>
      <text:p text:style-name="P81"/>
      <text:p text:style-name="P82"/>
      <table:table table:style-name="Table5">
        <table:table-column table:style-name="Column11"/>
        <table:table-column table:style-name="Column12"/>
        <table:table-row table:style-name="Row23">
          <table:table-cell table:style-name="Cell57">
            <text:p text:style-name="P83"><text:span text:style-name="T83_1">Integrante</text:span><text:span text:style-name="T83_2"><text:s/></text:span><text:span text:style-name="T83_3">da</text:span><text:span text:style-name="T83_4"><text:s/></text:span><text:span text:style-name="T83_5">equipe</text:span></text:p>
          </table:table-cell>
          <table:table-cell table:style-name="Cell58">
            <text:p text:style-name="P84"><text:span text:style-name="T84_1">Configurações</text:span><text:span text:style-name="T84_2"><text:s/></text:span><text:span text:style-name="T84_3">do</text:span><text:span text:style-name="T84_4"><text:s/></text:span><text:span text:style-name="T84_5">computador</text:span></text:p>
          </table:table-cell>
        </table:table-row>
        <table:table-row table:style-name="Row24">
          <table:table-cell table:style-name="Cell59">
            <text:p text:style-name="P85"><text:span text:style-name="T85_1">Caio</text:span><text:span text:style-name="T85_2"><text:s/></text:span><text:span text:style-name="T85_3">Romão</text:span></text:p>
          </table:table-cell>
          <table:table-cell table:style-name="Cell60">
            <text:p text:style-name="P86"><text:span text:style-name="T86_1">Dell</text:span><text:span text:style-name="T86_2"><text:s/></text:span><text:span text:style-name="T86_3">Inspiron</text:span><text:span text:style-name="T86_4"><text:s/>3421<text:line-break/></text:span><text:span text:style-name="T86_5">Processador</text:span><text:span text:style-name="T86_6">:<text:s/></text:span><text:span text:style-name="T86_7">Intel</text:span><text:span text:style-name="T86_8">(</text:span><text:span text:style-name="T86_9">R</text:span><text:span text:style-name="T86_10">)<text:s/></text:span><text:span text:style-name="T86_11">Core</text:span><text:span text:style-name="T86_12">(</text:span><text:span text:style-name="T86_13">TM</text:span><text:span text:style-name="T86_14">)<text:s/></text:span><text:span text:style-name="T86_15">i</text:span><text:span text:style-name="T86_16">5-3337</text:span><text:span text:style-name="T86_17">U</text:span><text:span text:style-name="T86_18"><text:s/></text:span><text:span text:style-name="T86_19">CPU</text:span><text:span text:style-name="T86_20"><text:s/>@<text:s/>1.80</text:span><text:span text:style-name="T86_21">GHz</text:span><text:span text:style-name="T86_22"><text:s/>1.80</text:span><text:span text:style-name="T86_23">GHz</text:span></text:p>
            <text:p text:style-name="P87"><text:span text:style-name="T87_1">Memória</text:span><text:span text:style-name="T87_2"><text:s/></text:span><text:span text:style-name="T87_3">instalada</text:span><text:span text:style-name="T87_4"><text:s/>(</text:span><text:span text:style-name="T87_5">RAM</text:span><text:span text:style-name="T87_6">):<text:s/>4,00<text:s/></text:span><text:span text:style-name="T87_7">GB</text:span><text:span text:style-name="T87_8"><text:s/>(</text:span><text:span text:style-name="T87_9">utilizável</text:span><text:span text:style-name="T87_10"><text:s/>3,41<text:s/></text:span><text:span text:style-name="T87_11">GB</text:span><text:span text:style-name="T87_12">)</text:span></text:p>
            <text:p text:style-name="P88"><text:span text:style-name="T88_1">Tipo</text:span><text:span text:style-name="T88_2"><text:s/></text:span><text:span text:style-name="T88_3">de</text:span><text:span text:style-name="T88_4"><text:s/></text:span><text:span text:style-name="T88_5">sistema</text:span><text:span text:style-name="T88_6">:<text:s/></text:span><text:span text:style-name="T88_7">Sistema</text:span><text:span text:style-name="T88_8"><text:s/></text:span><text:span text:style-name="T88_9">Operacional</text:span><text:span text:style-name="T88_10"><text:s/></text:span><text:span text:style-name="T88_11">de</text:span><text:span text:style-name="T88_12"><text:s/>32<text:s/></text:span><text:span text:style-name="T88_13">bits</text:span><text:span text:style-name="T88_14">,<text:s/></text:span><text:span text:style-name="T88_15">processador</text:span><text:span text:style-name="T88_16"><text:s/></text:span><text:span text:style-name="T88_17">com</text:span><text:span text:style-name="T88_18"><text:s/></text:span><text:span text:style-name="T88_19">base</text:span><text:span text:style-name="T88_20"><text:s/></text:span><text:span text:style-name="T88_21">em</text:span><text:span text:style-name="T88_22"><text:s/></text:span><text:span text:style-name="T88_23">x</text:span><text:span text:style-name="T88_24">64<text:line-break/></text:span><text:span text:style-name="T88_25">Sistema</text:span><text:span text:style-name="T88_26"><text:s/></text:span><text:span text:style-name="T88_27">operacional</text:span><text:span text:style-name="T88_28">:<text:s/></text:span><text:span text:style-name="T88_29">Windows</text:span><text:span text:style-name="T88_30"><text:s/>10</text:span></text:p>
          </table:table-cell>
        </table:table-row>
        <table:table-row table:style-name="Row25">
          <table:table-cell table:style-name="Cell61">
            <text:p text:style-name="P89"><text:span text:style-name="T89_1">Eduardo</text:span><text:span text:style-name="T89_2"><text:s/></text:span><text:span text:style-name="T89_3">Horst</text:span></text:p>
          </table:table-cell>
          <table:table-cell table:style-name="Cell62">
            <text:p text:style-name="P90"><text:span text:style-name="T90_1">Dell</text:span><text:span text:style-name="T90_2"><text:s/></text:span><text:span text:style-name="T90_3">Inspiron</text:span><text:span text:style-name="T90_4"><text:s/>14<text:s/>3000<text:line-break/></text:span><text:span text:style-name="T90_5">Processador</text:span><text:span text:style-name="T90_6">:<text:s/></text:span><text:span text:style-name="T90_7">Intel</text:span><text:span text:style-name="T90_8">®<text:s/></text:span><text:span text:style-name="T90_9">Core</text:span><text:span text:style-name="T90_10">™<text:s/></text:span><text:span text:style-name="T90_11">i</text:span><text:span text:style-name="T90_12">5-4210</text:span><text:span text:style-name="T90_13">U</text:span><text:span text:style-name="T90_14"><text:s/>(</text:span><text:span text:style-name="T90_15">até</text:span><text:span text:style-name="T90_16"><text:s/>2.7<text:s/></text:span><text:span text:style-name="T90_17">GHz</text:span><text:span text:style-name="T90_18">,<text:s/>3</text:span><text:span text:style-name="T90_19">Mb</text:span><text:span text:style-name="T90_20"><text:s/></text:span><text:span text:style-name="T90_21">Cache</text:span><text:span text:style-name="T90_22">)</text:span></text:p>
            <text:p text:style-name="P91"><text:span text:style-name="T91_1">Memória</text:span><text:span text:style-name="T91_2"><text:s/></text:span><text:span text:style-name="T91_3">instalada</text:span><text:span text:style-name="T91_4"><text:s/>(</text:span><text:span text:style-name="T91_5">RAM</text:span><text:span text:style-name="T91_6">):<text:s/>8,00<text:s/></text:span><text:span text:style-name="T91_7">GB</text:span></text:p>
            <text:p text:style-name="P92"><text:span text:style-name="T92_1">Tipo</text:span><text:span text:style-name="T92_2"><text:s/></text:span><text:span text:style-name="T92_3">de</text:span><text:span text:style-name="T92_4"><text:s/></text:span><text:span text:style-name="T92_5">sistema</text:span><text:span text:style-name="T92_6">:<text:s/></text:span><text:span text:style-name="T92_7">Sistema</text:span><text:span text:style-name="T92_8"><text:s/></text:span><text:span text:style-name="T92_9">Operacional</text:span><text:span text:style-name="T92_10"><text:s/></text:span><text:span text:style-name="T92_11">de</text:span><text:span text:style-name="T92_12"><text:s/>64<text:s/></text:span><text:span text:style-name="T92_13">bits</text:span><text:span text:style-name="T92_14">,<text:s/></text:span><text:span text:style-name="T92_15">processador</text:span><text:span text:style-name="T92_16"><text:s/></text:span><text:span text:style-name="T92_17">com</text:span><text:span text:style-name="T92_18"><text:s/></text:span><text:span text:style-name="T92_19">base</text:span><text:span text:style-name="T92_20"><text:s/></text:span><text:span text:style-name="T92_21">em</text:span><text:span text:style-name="T92_22"><text:s/></text:span><text:span text:style-name="T92_23">x</text:span><text:span text:style-name="T92_24">64</text:span></text:p>
            <text:p text:style-name="P93"><text:span text:style-name="T93_1">Sistema</text:span><text:span text:style-name="T93_2"><text:s/></text:span><text:span text:style-name="T93_3">operacional</text:span><text:span text:style-name="T93_4">:<text:s/></text:span><text:span text:style-name="T93_5">Windows</text:span><text:span text:style-name="T93_6"><text:s/>7</text:span></text:p>
          </table:table-cell>
        </table:table-row>
        <table:table-row table:style-name="Row26">
          <table:table-cell table:style-name="Cell63">
            <text:p text:style-name="P94"><text:span text:style-name="T94_1">Eliezer</text:span><text:span text:style-name="T94_2"><text:s/></text:span><text:span text:style-name="T94_3">de</text:span><text:span text:style-name="T94_4"><text:s/></text:span><text:span text:style-name="T94_5">Jesus</text:span></text:p>
          </table:table-cell>
          <table:table-cell table:style-name="Cell64">
            <text:p text:style-name="P95"><text:span text:style-name="T95_1">Dell</text:span><text:span text:style-name="T95_2"><text:s/></text:span><text:span text:style-name="T95_3">Inspiron</text:span><text:span text:style-name="T95_4"><text:s/>14<text:s/>5000</text:span></text:p>
            <text:p text:style-name="P96"><text:span text:style-name="T96_1">Processador</text:span><text:span text:style-name="T96_2">:<text:s/></text:span><text:span text:style-name="T96_3">Intel</text:span><text:span text:style-name="T96_4">®<text:s/></text:span><text:span text:style-name="T96_5">Core</text:span><text:span text:style-name="T96_6">™<text:s/></text:span><text:span text:style-name="T96_7">i</text:span><text:span text:style-name="T96_8">5-5200</text:span><text:span text:style-name="T96_9">U</text:span><text:span text:style-name="T96_10"><text:s/>(2.2<text:s/></text:span><text:span text:style-name="T96_11">GHz</text:span><text:span text:style-name="T96_12"><text:s/></text:span><text:span text:style-name="T96_13">expansível</text:span><text:span text:style-name="T96_14"><text:s/></text:span><text:span text:style-name="T96_15">para</text:span><text:span text:style-name="T96_16"><text:s/></text:span><text:span text:style-name="T96_17">até</text:span><text:span text:style-name="T96_18"><text:s/>2.7<text:s/></text:span><text:span text:style-name="T96_19">GHz</text:span><text:span text:style-name="T96_20">,<text:s/></text:span><text:span text:style-name="T96_21">Cache</text:span><text:span text:style-name="T96_22"><text:s/></text:span><text:span text:style-name="T96_23">de</text:span><text:span text:style-name="T96_24"><text:s/>3</text:span><text:span text:style-name="T96_25">MB</text:span><text:span text:style-name="T96_26">)</text:span></text:p>
            <text:p text:style-name="P97"><text:span text:style-name="T97_1">Memória</text:span><text:span text:style-name="T97_2"><text:s/></text:span><text:span text:style-name="T97_3">instalada</text:span><text:span text:style-name="T97_4"><text:s/>(</text:span><text:span text:style-name="T97_5">RAM</text:span><text:span text:style-name="T97_6">):<text:s/></text:span><text:span text:style-name="T97_7">Memória</text:span><text:span text:style-name="T97_8"><text:s/></text:span><text:span text:style-name="T97_9">de</text:span><text:span text:style-name="T97_10"><text:s/>4</text:span><text:span text:style-name="T97_11">GB</text:span></text:p>
            <text:p text:style-name="P98"><text:span text:style-name="T98_1">Tipo</text:span><text:span text:style-name="T98_2"><text:s/></text:span><text:span text:style-name="T98_3">de</text:span><text:span text:style-name="T98_4"><text:s/></text:span><text:span text:style-name="T98_5">sistema</text:span><text:span text:style-name="T98_6">:<text:s/></text:span><text:span text:style-name="T98_7">Sistema</text:span><text:span text:style-name="T98_8"><text:s/></text:span><text:span text:style-name="T98_9">Operacional</text:span><text:span text:style-name="T98_10"><text:s/></text:span><text:span text:style-name="T98_11">de</text:span><text:span text:style-name="T98_12"><text:s/>64<text:s/></text:span><text:span text:style-name="T98_13">bits</text:span><text:span text:style-name="T98_14">,<text:s/></text:span><text:span text:style-name="T98_15">processador</text:span><text:span text:style-name="T98_16"><text:s/></text:span><text:span text:style-name="T98_17">com</text:span><text:span text:style-name="T98_18"><text:s/></text:span><text:span text:style-name="T98_19">base</text:span><text:span text:style-name="T98_20"><text:s/></text:span><text:span text:style-name="T98_21">em</text:span><text:span text:style-name="T98_22"><text:s/></text:span><text:span text:style-name="T98_23">x</text:span><text:span text:style-name="T98_24">64</text:span></text:p>
            <text:p text:style-name="P99"><text:span text:style-name="T99_1">Sistema</text:span><text:span text:style-name="T99_2"><text:s/></text:span><text:span text:style-name="T99_3">operacional</text:span><text:span text:style-name="T99_4">:<text:s/></text:span><text:span text:style-name="T99_5">Ubuntu</text:span><text:span text:style-name="T99_6"><text:s/></text:span><text:span text:style-name="T99_7">Linux</text:span><text:span text:style-name="T99_8"><text:s/>14.04<text:s/></text:span><text:span text:style-name="T99_9">SP</text:span><text:span text:style-name="T99_10">1</text:span></text:p>
          </table:table-cell>
        </table:table-row>
        <table:table-row table:style-name="Row27">
          <table:table-cell table:style-name="Cell65">
            <text:p text:style-name="P100"><text:span text:style-name="T100_1">Jorge</text:span><text:span text:style-name="T100_2"><text:s/></text:span><text:span text:style-name="T100_3">Teixeira</text:span></text:p>
          </table:table-cell>
          <table:table-cell table:style-name="Cell66">
            <text:p text:style-name="P101"><text:span text:style-name="T101_1">Macbook</text:span></text:p>
            <text:p text:style-name="P102"><text:span text:style-name="T102_1">Processador</text:span><text:span text:style-name="T102_2">:<text:s/></text:span><text:span text:style-name="T102_3">Intel</text:span><text:span text:style-name="T102_4">®<text:s/></text:span><text:span text:style-name="T102_5">Core</text:span><text:span text:style-name="T102_6">™<text:s/></text:span><text:span text:style-name="T102_7">i</text:span><text:span text:style-name="T102_8">5-5200</text:span><text:span text:style-name="T102_9">U</text:span><text:span text:style-name="T102_10"><text:s/>(2.2<text:s/></text:span><text:span text:style-name="T102_11">GHz</text:span><text:span text:style-name="T102_12"><text:s/></text:span><text:span text:style-name="T102_13">expansível</text:span><text:span text:style-name="T102_14"><text:s/></text:span><text:span text:style-name="T102_15">para</text:span><text:span text:style-name="T102_16"><text:s/></text:span><text:span text:style-name="T102_17">até</text:span><text:span text:style-name="T102_18"><text:s/>2.7<text:s/></text:span><text:span text:style-name="T102_19">GHz</text:span><text:span text:style-name="T102_20">,<text:s/></text:span><text:span text:style-name="T102_21">Cache</text:span><text:span text:style-name="T102_22"><text:s/></text:span><text:span text:style-name="T102_23">de</text:span><text:span text:style-name="T102_24"><text:s/>3</text:span><text:span text:style-name="T102_25">MB</text:span><text:span text:style-name="T102_26">)</text:span></text:p>
            <text:p text:style-name="P103"><text:span text:style-name="T103_1">Memória</text:span><text:span text:style-name="T103_2"><text:s/></text:span><text:span text:style-name="T103_3">instalada</text:span><text:span text:style-name="T103_4"><text:s/>(</text:span><text:span text:style-name="T103_5">RAM</text:span><text:span text:style-name="T103_6">):<text:s/>8</text:span><text:span text:style-name="T103_7">GB</text:span><text:span text:style-name="T103_8"><text:s/></text:span><text:span text:style-name="T103_9">de</text:span><text:span text:style-name="T103_10"><text:s/></text:span><text:span text:style-name="T103_11">memória</text:span><text:span text:style-name="T103_12"><text:s/></text:span><text:span text:style-name="T103_13">LPDDR</text:span><text:span text:style-name="T103_14">3,<text:s/>1866</text:span><text:span text:style-name="T103_15">MHz</text:span><text:span text:style-name="T103_16">,<text:s/></text:span><text:span text:style-name="T103_17">integrada</text:span></text:p>
            <text:p text:style-name="P104"><text:span text:style-name="T104_1">Sistema</text:span><text:span text:style-name="T104_2"><text:s/></text:span><text:span text:style-name="T104_3">operacional</text:span><text:span text:style-name="T104_4">:<text:s/></text:span><text:span text:style-name="T104_5">OS</text:span><text:span text:style-name="T104_6"><text:s/></text:span><text:span text:style-name="T104_7">X</text:span><text:span text:style-name="T104_8"><text:s/></text:span><text:span text:style-name="T104_9">El</text:span><text:span text:style-name="T104_10"><text:s/></text:span><text:span text:style-name="T104_11">Capitan</text:span></text:p>
          </table:table-cell>
        </table:table-row>
        <table:table-row table:style-name="Row28">
          <table:table-cell table:style-name="Cell67">
            <text:p text:style-name="P105"><text:span text:style-name="T105_1">Josimar</text:span><text:span text:style-name="T105_2"><text:s/></text:span><text:span text:style-name="T105_3">Morais</text:span></text:p>
          </table:table-cell>
          <table:table-cell table:style-name="Cell68">
            <text:p text:style-name="P106"><text:span text:style-name="T106_1">Dell</text:span><text:span text:style-name="T106_2"><text:s/></text:span><text:span text:style-name="T106_3">Vostro</text:span><text:span text:style-name="T106_4"><text:s/>5480</text:span></text:p>
            <text:p text:style-name="P107"><text:span text:style-name="T107_1">Processador</text:span><text:span text:style-name="T107_2">:<text:s/></text:span><text:span text:style-name="T107_3">Core</text:span><text:span text:style-name="T107_4">™<text:s/></text:span><text:span text:style-name="T107_5">i</text:span><text:span text:style-name="T107_6">7-5500</text:span><text:span text:style-name="T107_7">U</text:span><text:span text:style-name="T107_8"><text:s/>(2.4<text:s/></text:span><text:span text:style-name="T107_9">GHz</text:span><text:span text:style-name="T107_10"><text:s/></text:span><text:span text:style-name="T107_11">expansível</text:span><text:span text:style-name="T107_12"><text:s/></text:span><text:span text:style-name="T107_13">para</text:span><text:span text:style-name="T107_14"><text:s/></text:span><text:span text:style-name="T107_15">até</text:span><text:span text:style-name="T107_16"><text:s/>3.0<text:s/></text:span><text:span text:style-name="T107_17">GHz</text:span><text:span text:style-name="T107_18">,<text:s/>4</text:span><text:span text:style-name="T107_19">MB</text:span><text:span text:style-name="T107_20"><text:s/></text:span><text:span text:style-name="T107_21">de</text:span><text:span text:style-name="T107_22"><text:s/></text:span><text:span text:style-name="T107_23">Cache</text:span><text:span text:style-name="T107_24">,<text:s/>15</text:span><text:span text:style-name="T107_25">W</text:span><text:span text:style-name="T107_26">)</text:span></text:p>
            <text:p text:style-name="P108"><text:span text:style-name="T108_1">Memória</text:span><text:span text:style-name="T108_2"><text:s/></text:span><text:span text:style-name="T108_3">instalada</text:span><text:span text:style-name="T108_4"><text:s/>(</text:span><text:span text:style-name="T108_5">RAM</text:span><text:span text:style-name="T108_6">):<text:s/></text:span><text:span text:style-name="T108_7">Memória</text:span><text:span text:style-name="T108_8"><text:s/></text:span><text:span text:style-name="T108_9">de</text:span><text:span text:style-name="T108_10"><text:s/>8</text:span><text:span text:style-name="T108_11">GB</text:span><text:span text:style-name="T108_12">,<text:s/></text:span><text:span text:style-name="T108_13">DDR</text:span><text:span text:style-name="T108_14">3,<text:s/>1600<text:s/></text:span><text:span text:style-name="T108_15">MHz</text:span><text:span text:style-name="T108_16"><text:s/>(1</text:span><text:span text:style-name="T108_17">x</text:span><text:span text:style-name="T108_18">8</text:span><text:span text:style-name="T108_19">GB</text:span><text:span text:style-name="T108_20">)</text:span></text:p>
            <text:p text:style-name="P109"><text:span text:style-name="T109_1">Tipo</text:span><text:span text:style-name="T109_2"><text:s/></text:span><text:span text:style-name="T109_3">de</text:span><text:span text:style-name="T109_4"><text:s/></text:span><text:span text:style-name="T109_5">sistema</text:span><text:span text:style-name="T109_6">:<text:s/></text:span><text:span text:style-name="T109_7">Sistema</text:span><text:span text:style-name="T109_8"><text:s/></text:span><text:span text:style-name="T109_9">operacional</text:span><text:span text:style-name="T109_10"><text:s/></text:span><text:span text:style-name="T109_11">de</text:span><text:span text:style-name="T109_12"><text:s/>64<text:s/></text:span><text:span text:style-name="T109_13">bits</text:span><text:span text:style-name="T109_14">,<text:s/></text:span><text:span text:style-name="T109_15">processador</text:span><text:span text:style-name="T109_16"><text:s/></text:span><text:span text:style-name="T109_17">com</text:span><text:span text:style-name="T109_18"><text:s/></text:span><text:span text:style-name="T109_19">base</text:span><text:span text:style-name="T109_20"><text:s/></text:span><text:span text:style-name="T109_21">em</text:span><text:span text:style-name="T109_22"><text:s/></text:span><text:span text:style-name="T109_23">x</text:span><text:span text:style-name="T109_24">64</text:span></text:p>
            <text:p text:style-name="P110"><text:span text:style-name="T110_1">Sistema</text:span><text:span text:style-name="T110_2"><text:s/></text:span><text:span text:style-name="T110_3">operacional</text:span><text:span text:style-name="T110_4">:<text:s/></text:span><text:span text:style-name="T110_5">Windows</text:span><text:span text:style-name="T110_6"><text:s/>10</text:span></text:p>
          </table:table-cell>
        </table:table-row>
        <table:table-row table:style-name="Row29">
          <table:table-cell table:style-name="Cell69">
            <text:p text:style-name="P111"><text:span text:style-name="T111_1">Gilmar</text:span><text:span text:style-name="T111_2"><text:s/></text:span><text:span text:style-name="T111_3">Filho</text:span></text:p>
          </table:table-cell>
          <table:table-cell table:style-name="Cell70">
            <text:p text:style-name="P112"><text:span text:style-name="T112_1">Macbook</text:span></text:p>
            <text:p text:style-name="P113"><text:span text:style-name="T113_1">Processador</text:span><text:span text:style-name="T113_2">:<text:s/></text:span><text:span text:style-name="T113_3">Intel</text:span><text:span text:style-name="T113_4">®<text:s/></text:span><text:span text:style-name="T113_5">Core</text:span><text:span text:style-name="T113_6">™<text:s/></text:span><text:span text:style-name="T113_7">i</text:span><text:span text:style-name="T113_8">5-5200</text:span><text:span text:style-name="T113_9">U</text:span><text:span text:style-name="T113_10"><text:s/>(2.2<text:s/></text:span><text:span text:style-name="T113_11">GHz</text:span><text:span text:style-name="T113_12"><text:s/></text:span><text:span text:style-name="T113_13">expansível</text:span><text:span text:style-name="T113_14"><text:s/></text:span><text:span text:style-name="T113_15">para</text:span><text:span text:style-name="T113_16"><text:s/></text:span><text:span text:style-name="T113_17">até</text:span><text:span text:style-name="T113_18"><text:s/>2.7<text:s/></text:span><text:span text:style-name="T113_19">GHz</text:span><text:span text:style-name="T113_20">,<text:s/></text:span><text:span text:style-name="T113_21">Cache</text:span><text:span text:style-name="T113_22"><text:s/></text:span><text:span text:style-name="T113_23">de</text:span><text:span text:style-name="T113_24"><text:s/>3</text:span><text:span text:style-name="T113_25">MB</text:span><text:span text:style-name="T113_26">)</text:span></text:p>
            <text:p text:style-name="P114"><text:span text:style-name="T114_1">Memória</text:span><text:span text:style-name="T114_2"><text:s/></text:span><text:span text:style-name="T114_3">instalada</text:span><text:span text:style-name="T114_4"><text:s/>(</text:span><text:span text:style-name="T114_5">RAM</text:span><text:span text:style-name="T114_6">):<text:s/>8</text:span><text:span text:style-name="T114_7">GB</text:span><text:span text:style-name="T114_8"><text:s/></text:span><text:span text:style-name="T114_9">de</text:span><text:span text:style-name="T114_10"><text:s/></text:span><text:span text:style-name="T114_11">memória</text:span><text:span text:style-name="T114_12"><text:s/></text:span><text:span text:style-name="T114_13">LPDDR</text:span><text:span text:style-name="T114_14">3,<text:s/>1866</text:span><text:span text:style-name="T114_15">MHz</text:span><text:span text:style-name="T114_16">,<text:s/></text:span><text:span text:style-name="T114_17">integrada</text:span></text:p>
            <text:p text:style-name="P115"><text:span text:style-name="T115_1">Sistema</text:span><text:span text:style-name="T115_2"><text:s/></text:span><text:span text:style-name="T115_3">operacional</text:span><text:span text:style-name="T115_4">:<text:s/></text:span><text:span text:style-name="T115_5">OS</text:span><text:span text:style-name="T115_6"><text:s/></text:span><text:span text:style-name="T115_7">X</text:span><text:span text:style-name="T115_8"><text:s/></text:span><text:span text:style-name="T115_9">El</text:span><text:span text:style-name="T115_10"><text:s/></text:span><text:span text:style-name="T115_11">Capitan</text:span></text:p>
          </table:table-cell>
        </table:table-row>
        <table:table-row table:style-name="Row30">
          <table:table-cell table:style-name="Cell71">
            <text:p text:style-name="P116"><text:span text:style-name="T116_1">Vinícius</text:span><text:span text:style-name="T116_2"><text:s/></text:span><text:span text:style-name="T116_3">Carvalho</text:span></text:p>
          </table:table-cell>
          <table:table-cell table:style-name="Cell72">
            <text:p text:style-name="P117"><text:span text:style-name="T117_1">Inspiron</text:span><text:span text:style-name="T117_2"><text:s/>13<text:s/>7000</text:span></text:p>
            <text:p text:style-name="P118"><text:span text:style-name="T118_1">Processador</text:span><text:span text:style-name="T118_2">:<text:s text:c="2"/></text:span><text:span text:style-name="T118_3">Intel</text:span><text:span text:style-name="T118_4">®<text:s/></text:span><text:span text:style-name="T118_5">Core</text:span><text:span text:style-name="T118_6">™<text:s/></text:span><text:span text:style-name="T118_7">i</text:span><text:span text:style-name="T118_8">7-6500</text:span><text:span text:style-name="T118_9">U</text:span><text:span text:style-name="T118_10"><text:s/>(2.5<text:s/></text:span><text:span text:style-name="T118_11">GHz</text:span><text:span text:style-name="T118_12"><text:s/></text:span><text:span text:style-name="T118_13">expansível</text:span><text:span text:style-name="T118_14"><text:s/></text:span><text:span text:style-name="T118_15">para</text:span><text:span text:style-name="T118_16"><text:s/></text:span><text:span text:style-name="T118_17">até</text:span><text:span text:style-name="T118_18"><text:s/>3.1<text:s/></text:span><text:span text:style-name="T118_19">GHz</text:span><text:span text:style-name="T118_20">,<text:s/></text:span><text:span text:style-name="T118_21">Cache</text:span><text:span text:style-name="T118_22"><text:s/></text:span><text:span text:style-name="T118_23">de</text:span><text:span text:style-name="T118_24"><text:s/>4<text:s/></text:span><text:span text:style-name="T118_25">MB</text:span><text:span text:style-name="T118_26">,<text:s/></text:span><text:span text:style-name="T118_27">Intel</text:span><text:span text:style-name="T118_28">®<text:s/></text:span><text:span text:style-name="T118_29">HD</text:span><text:span text:style-name="T118_30"><text:s/></text:span><text:span text:style-name="T118_31">Graphics</text:span><text:span text:style-name="T118_32"><text:s/>520)</text:span></text:p>
            <text:p text:style-name="P119"><text:span text:style-name="T119_1">Memória</text:span><text:span text:style-name="T119_2"><text:s/></text:span><text:span text:style-name="T119_3">instalada</text:span><text:span text:style-name="T119_4"><text:s/>(</text:span><text:span text:style-name="T119_5">RAM</text:span><text:span text:style-name="T119_6">):<text:s/></text:span><text:span text:style-name="T119_7">Memória</text:span><text:span text:style-name="T119_8"><text:s/>8</text:span><text:span text:style-name="T119_9">GB</text:span><text:span text:style-name="T119_10">,<text:s/></text:span><text:span text:style-name="T119_11">Single</text:span><text:span text:style-name="T119_12"><text:s/></text:span><text:span text:style-name="T119_13">Channel</text:span><text:span text:style-name="T119_14">,<text:s/></text:span><text:span text:style-name="T119_15">DDR</text:span><text:span text:style-name="T119_16">3</text:span><text:span text:style-name="T119_17">L</text:span><text:span text:style-name="T119_18">,<text:s/>1600</text:span><text:span text:style-name="T119_19">MHz</text:span><text:span text:style-name="T119_20"><text:s/>(1</text:span><text:span text:style-name="T119_21">x</text:span><text:span text:style-name="T119_22">8</text:span><text:span text:style-name="T119_23">GB</text:span><text:span text:style-name="T119_24">)</text:span></text:p>
            <text:p text:style-name="P120"><text:span text:style-name="T120_1">Tipo</text:span><text:span text:style-name="T120_2"><text:s/></text:span><text:span text:style-name="T120_3">de</text:span><text:span text:style-name="T120_4"><text:s/></text:span><text:span text:style-name="T120_5">sistema</text:span><text:span text:style-name="T120_6">:<text:s/></text:span><text:span text:style-name="T120_7">Sistema</text:span><text:span text:style-name="T120_8"><text:s/></text:span><text:span text:style-name="T120_9">Operacional</text:span><text:span text:style-name="T120_10"><text:s/></text:span><text:span text:style-name="T120_11">de</text:span><text:span text:style-name="T120_12"><text:s/>64<text:s/></text:span><text:span text:style-name="T120_13">bits</text:span><text:span text:style-name="T120_14">,<text:s/></text:span><text:span text:style-name="T120_15">processador</text:span><text:span text:style-name="T120_16"><text:s/></text:span><text:span text:style-name="T120_17">com</text:span><text:span text:style-name="T120_18"><text:s/></text:span><text:span text:style-name="T120_19">base</text:span><text:span text:style-name="T120_20"><text:s/></text:span><text:span text:style-name="T120_21">em</text:span><text:span text:style-name="T120_22"><text:s/></text:span><text:span text:style-name="T120_23">x</text:span><text:span text:style-name="T120_24">64</text:span></text:p>
            <text:p text:style-name="P121"><text:span text:style-name="T121_1">Sistema</text:span><text:span text:style-name="T121_2"><text:s/></text:span><text:span text:style-name="T121_3">operacional</text:span><text:span text:style-name="T121_4">:<text:s/></text:span><text:span text:style-name="T121_5">Windows</text:span><text:span text:style-name="T121_6"><text:s/>10</text:span></text:p>
          </table:table-cell>
        </table:table-row>
      </table:table>
      <text:p text:style-name="P122"/>
      <text:p text:style-name="P123"/>
      <text:p text:style-name="P124"><text:span text:style-name="T124_1">Atividades</text:span><text:span text:style-name="T124_2"><text:s/></text:span><text:span text:style-name="T124_3">de</text:span><text:span text:style-name="T124_4"><text:s/></text:span><text:span text:style-name="T124_5">processo</text:span><text:span text:style-name="T124_6"><text:s/></text:span><text:span text:style-name="T124_7">devem</text:span><text:span text:style-name="T124_8"><text:s/></text:span><text:span text:style-name="T124_9">ser</text:span><text:span text:style-name="T124_10"><text:s/></text:span><text:span text:style-name="T124_11">colocadas</text:span><text:span text:style-name="T124_12"><text:s/></text:span><text:span text:style-name="T124_13">no</text:span><text:span text:style-name="T124_14"><text:s/></text:span><text:span text:style-name="T124_15">quadro</text:span><text:span text:style-name="T124_16"><text:s/></text:span><text:span text:style-name="T124_17">de</text:span><text:span text:style-name="T124_18"><text:s/></text:span><text:span text:style-name="T124_19">DOCUMENTS</text:span><text:span text:style-name="T124_20"><text:s/></text:span><text:span text:style-name="T124_21">mesmo</text:span><text:span text:style-name="T124_22"><text:s/></text:span><text:span text:style-name="T124_23">se</text:span><text:span text:style-name="T124_24"><text:s/></text:span><text:span text:style-name="T124_25">elas</text:span><text:span text:style-name="T124_26"><text:s/></text:span><text:span text:style-name="T124_27">se</text:span><text:span text:style-name="T124_28"><text:s/></text:span><text:span text:style-name="T124_29">aplicam</text:span><text:span text:style-name="T124_30"><text:s/></text:span><text:span text:style-name="T124_31">ao</text:span><text:span text:style-name="T124_32"><text:s/></text:span><text:span text:style-name="T124_33">repositório</text:span><text:span text:style-name="T124_34"><text:s/></text:span><text:span text:style-name="T124_35">de</text:span><text:span text:style-name="T124_36"><text:s/></text:span><text:span text:style-name="T124_37">desenvolvimento</text:span><text:span text:style-name="T124_38"><text:s/>(</text:span><text:span text:style-name="T124_39">como</text:span><text:span text:style-name="T124_40"><text:s/></text:span><text:span text:style-name="T124_41">dividir</text:span><text:span text:style-name="T124_42"><text:s/></text:span><text:span text:style-name="T124_43">as</text:span><text:span text:style-name="T124_44"><text:s/></text:span><text:span text:style-name="T124_45">tarefas</text:span><text:span text:style-name="T124_46"><text:s/></text:span><text:span text:style-name="T124_47">da</text:span><text:span text:style-name="T124_48"><text:s/></text:span><text:span text:style-name="T124_49">sprint</text:span><text:span text:style-name="T124_50">),<text:s/></text:span><text:span text:style-name="T124_51">o</text:span><text:span text:style-name="T124_52"><text:s/></text:span><text:span text:style-name="T124_53">quadro</text:span><text:span text:style-name="T124_54"><text:s/></text:span><text:span text:style-name="T124_55">DEVELOPMENT</text:span><text:span text:style-name="T124_56"><text:s/></text:span><text:span text:style-name="T124_57">só</text:span><text:span text:style-name="T124_58"><text:s/></text:span><text:span text:style-name="T124_59">deve</text:span><text:span text:style-name="T124_60"><text:s/></text:span><text:span text:style-name="T124_61">ser</text:span><text:span text:style-name="T124_62"><text:s/></text:span><text:span text:style-name="T124_63">usado</text:span><text:span text:style-name="T124_64"><text:s/></text:span><text:span text:style-name="T124_65">para</text:span><text:span text:style-name="T124_66"><text:s/></text:span><text:span text:style-name="T124_67">atividades</text:span><text:span text:style-name="T124_68"><text:s/></text:span><text:span text:style-name="T124_69">de</text:span><text:span text:style-name="T124_70"><text:s/></text:span><text:span text:style-name="T124_71">desenvolvimento</text:span><text:span text:style-name="T124_7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